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a548" officeooo:paragraph-rsid="000ba548"/>
    </style:style>
    <style:style style:name="P2" style:family="paragraph" style:parent-style-name="Standard">
      <style:text-properties fo:font-weight="bold" officeooo:rsid="000ba548" officeooo:paragraph-rsid="000ba548" style:font-weight-asian="bold" style:font-weight-complex="bold"/>
    </style:style>
    <style:style style:name="P3" style:family="paragraph" style:parent-style-name="Standard">
      <style:text-properties fo:font-weight="bold" officeooo:rsid="000d1bd3" officeooo:paragraph-rsid="000d1bd3" style:font-weight-asian="bold" style:font-weight-complex="bold"/>
    </style:style>
    <style:style style:name="P4" style:family="paragraph" style:parent-style-name="Standard">
      <style:text-properties fo:font-weight="normal" officeooo:rsid="000ba548" officeooo:paragraph-rsid="000ba548" style:font-weight-asian="normal" style:font-weight-complex="normal"/>
    </style:style>
    <style:style style:name="P5" style:family="paragraph" style:parent-style-name="Standard">
      <style:text-properties fo:font-weight="normal" officeooo:rsid="000d1bd3" officeooo:paragraph-rsid="000d1bd3" style:font-weight-asian="normal" style:font-weight-complex="normal"/>
    </style:style>
    <style:style style:name="P6" style:family="paragraph" style:parent-style-name="Standard">
      <style:text-properties fo:font-style="italic" fo:font-weight="normal" officeooo:rsid="000ba548" officeooo:paragraph-rsid="000ba548" style:font-style-asian="italic" style:font-weight-asian="normal" style:font-style-complex="italic" style:font-weight-complex="normal"/>
    </style:style>
    <style:style style:name="P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1bd3" style:font-weight-asian="bold" style:font-weight-complex="bol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BO – Model Based Optimization </text:p>
      <text:p text:style-name="P1"/>
      <text:p text:style-name="P1">In MBO we investigate a surrogate model, which can be significantly faster, cheaper and computational efficient.</text:p>
      <text:p text:style-name="P1"/>
      <text:p text:style-name="P2">GO – Global Optimisation</text:p>
      <text:p text:style-name="P2"/>
      <text:p text:style-name="P4">Algorithms and problems where the goal is to fine <text:s/>and explore global optimal solutions with complex and multimodal objective functions. A specific class of these problems is ‘black box’ problems for which the exact analytical form is not known.</text:p>
      <text:p text:style-name="P4"/>
      <text:p text:style-name="P2">GO – Deterministic</text:p>
      <text:p text:style-name="P2"/>
      <text:p text:style-name="P4">Deterministic Optimisation can provide a theoretical min/max within a certain tolerance.</text:p>
      <text:p text:style-name="P4"/>
      <text:p text:style-name="P2">GO – Stochastic</text:p>
      <text:p text:style-name="P2"/>
      <text:p text:style-name="P4">Optimisation techniques that take account of the stochastic nature of an objective function.</text:p>
      <text:p text:style-name="P4"/>
      <text:p text:style-name="P4"><text:span text:style-name="T1">Model vs Surrogate <text:s text:c="2"/></text:span><text:span text:style-name="T2">(SBO = Surrogate Based Optimisation)</text:span></text:p>
      <text:p text:style-name="P4"><text:span text:style-name="T1"/></text:p>
      <text:p text:style-name="P4">A model is often referred to as a direct abstraction of a real-world process, but a surrogate is a second abstraction, losing granular precision in order to calculate quickly and cost effectively. However, it should be noted that this is loosely defined and some researchers interchange the meaning of the words model and surrogate.</text:p>
      <text:p text:style-name="P4"/>
      <text:p text:style-name="P4"><text:span text:style-name="T1">Instance based algorithms (stochastic search)</text:span></text:p>
      <text:p text:style-name="P2"/>
      <text:p text:style-name="P4">These algorithms maintain a single solution <draw:g text:anchor-type="as-char" svg:y="-0.307cm" draw:z-index="0" draw:style-name="gr1"><svg:title>TexMaths</svg:title><svg:desc>12§display§\vec{x}§svg§600§FALSE§</svg:desc><draw:polygon draw:style-name="gr2" draw:text-style-name="P7" svg:width="0.275cm" svg:height="0.301cm" svg:x="0cm" svg:y="0cm" svg:viewBox="0 0 276 302" draw:points="138,302 0,302 0,0 276,0 276,302"><text:p/></draw:polygon><draw:path draw:style-name="gr3" draw:text-style-name="P8" svg:width="0.187cm" svg:height="0.083cm" svg:x="0.077cm" svg:y="0cm" svg:viewBox="0 0 188 84" svg:d="M150 50c-5 6-19 18-19 26 0 4 3 8 8 8 4 0 6-2 7-5 6-6 16-19 34-29 4 0 8-3 8-8 0-4-3-6-7-8-8-8-13-15-17-24-1-4-2-10-9-10-5 0-7 6-7 8 0 4 2 17 9 26h-143c-7 0-14 0-14 8s7 8 14 8z"><text:p/></draw:path><draw:path draw:style-name="gr4" draw:text-style-name="P8" svg:width="0.21cm" svg:height="0.191cm" svg:x="0.018cm" svg:y="0.115cm" svg:viewBox="0 0 211 192" svg:d="M130 60c1-12 10-50 40-50 4 0 14 0 22 4-12 3-20 14-20 23 0 7 4 16 16 16 10 0 23-7 23-25 0-22-25-28-39-28-26 0-40 22-46 32-10-28-32-32-44-32-45 0-69 55-69 65 0 5 4 5 5 5 4 0 5 0 6-5 14-45 42-55 56-55 8 0 23 3 23 27 0 13-7 42-23 101-7 28-21 44-39 44-4 0-13 0-22-4 11-3 21-12 21-23 0-12-10-16-17-16-12 0-23 12-23 25 0 20 22 28 40 28 28 0 43-30 44-32 5 15 20 32 46 32 44 0 68-55 68-65 0-5-5-5-5-5-5 0-5 2-6 5-13 46-43 55-56 55-17 0-24-13-24-27 0-10 3-18 8-37z"><text:p/></draw:path></draw:g><text:s/>or a population <draw:g text:anchor-type="as-char" svg:y="-0.318cm" draw:z-index="1" draw:style-name="gr1"><svg:title>TexMaths</svg:title><svg:desc>12§display§P(t)§svg§600§FALSE§</svg:desc><draw:polygon draw:style-name="gr5" draw:text-style-name="P7" svg:width="0.81cm" svg:height="0.421cm" svg:x="0cm" svg:y="0.001cm" svg:viewBox="0 0 811 422" draw:points="406,422 0,422 0,0 811,0 811,422"><text:p/></draw:polygon><draw:path draw:style-name="gr6" draw:text-style-name="P8" svg:width="0.302cm" svg:height="0.288cm" svg:x="0.017cm" svg:y="0.027cm" svg:viewBox="0 0 303 289" svg:d="M112 156h72c59 0 119-44 119-91 0-34-28-65-84-65h-137c-8 0-12 0-12 7 0 6 3 6 12 6 4 0 12 0 18 1 7 0 8 3 8 8 0 0 0 2 0 7l-58 228c-4 15-4 19-38 19-7 0-12 0-12 8 0 5 5 5 7 5 11 0 41-1 53-1 10 0 19 0 28 0 8 0 18 1 26 1 4 0 9 0 9-8 0-5-4-5-11-5-16 0-28 0-28-8 0-2 0-4 1-6zM142 29c5-15 5-16 23-16h40c35 0 58 12 58 41 0 16-8 53-25 68-21 20-47 22-65 22h-60z"><text:p/></draw:path><draw:path draw:style-name="gr7" draw:text-style-name="P8" svg:width="0.097cm" svg:height="0.421cm" svg:x="0.372cm" svg:y="0.001cm" svg:viewBox="0 0 98 422" svg:d="M98 419c0-1 0-3-7-10-53-53-66-133-66-198 0-73 16-146 69-199 4-5 4-6 4-8 0-3-1-4-4-4-4 0-42 29-68 83-21 45-26 92-26 128 0 34 5 84 28 132 26 53 62 79 66 79 3 0 4-1 4-3z"><text:p/></draw:path><draw:path draw:style-name="gr8" draw:text-style-name="P8" svg:width="0.13cm" svg:height="0.269cm" svg:x="0.503cm" svg:y="0.051cm" svg:viewBox="0 0 131 270" svg:d="M78 96h40c8 0 13 0 13-8 0-5-5-5-13-5h-36c14-61 16-69 16-71 0-8-4-12-12-12-1 0-13 0-16 16l-17 67h-41c-8 0-12 0-12 7 0 6 4 6 12 6h37c-31 120-32 127-32 134 0 23 17 40 38 40 45 0 69-62 69-66s-4-4-6-4c-4 0-4 2-5 6-19 45-42 54-57 54-8 0-12-6-12-19 0-11 0-13 2-20z"><text:p/></draw:path><draw:path draw:style-name="gr9" draw:text-style-name="P8" svg:width="0.097cm" svg:height="0.421cm" svg:x="0.67cm" svg:y="0.001cm" svg:viewBox="0 0 98 422" svg:d="M98 211c0-32-4-84-27-132-25-51-63-79-67-79-2 0-4 2-4 4s0 3 7 10c43 41 67 108 67 197 0 72-15 147-68 199-6 6-6 8-6 9 0 2 2 3 4 3 4 0 43-28 68-82 22-46 26-93 26-129z"><text:p/></draw:path></draw:g>of candidate solutions. The process then iteratively updates the solution and is therefore explicitly dependent on the solution at the previous timestep. </text:p>
      <text:p text:style-name="P4"/>
      <text:p text:style-name="P6">Examples : Simulated Annealing, Evolutionary Algorithms, tabu search </text:p>
      <text:p text:style-name="P4"/>
      <text:p text:style-name="P3">EDA (Estimation of distribution algorithms)</text:p>
      <text:p text:style-name="P5"/>
      <text:p text:style-name="P5">Distributions are mutated/recombined so as to produce a distribution where the population mass is weighted towards optimal solutions.</text:p>
      <text:p text:style-name="P5"/>
      <text:p text:style-name="P3">Single Surrogate / Multi-Fidelity / Ensemble </text:p>
      <text:p text:style-name="P3"/>
      <text:p text:style-name="P5">Single surrogate models use one model, Multi-Fidelity use the same model but with different sets of parameters, the ensemble model uses multiple different models. </text:p>
      <text:p text:style-name="P5"/>
      <text:p text:style-name="P3">Design and Analysis of Computer experiments (DACE)</text:p>
      <text:p text:style-name="P3"/>
      <text:p text:style-name="P5">Gaussian Processes are sometimes considered DACE (or alternatively Kriging Models)</text:p>
      <text:p text:style-name="P5"/>
      <text:p text:style-name="P3">Expected Improvement (E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4:39:24.903314207</meta:creation-date>
    <dc:date>2019-07-03T16:41:35.299593712</dc:date>
    <meta:editing-duration>P7DT2H2M10S</meta:editing-duration>
    <meta:editing-cycles>2</meta:editing-cycles>
    <meta:generator>LibreOffice/6.0.7.3$Linux_X86_64 LibreOffice_project/00m0$Build-3</meta:generator>
    <meta:document-statistic meta:table-count="0" meta:image-count="0" meta:object-count="0" meta:page-count="1" meta:paragraph-count="20" meta:word-count="269" meta:character-count="1884" meta:non-whitespace-character-count="1622"/>
  </office:meta>
</office:document-meta>
</file>